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ller Light" svg:font-family="'Aller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svg:font-family="Courier"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997cm" style:rel-column-width="11552*"/>
    </style:style>
    <style:style style:name="Table2.B" style:family="table-column">
      <style:table-column-properties style:column-width="2.909cm" style:rel-column-width="11212*"/>
    </style:style>
    <style:style style:name="Table2.C" style:family="table-column">
      <style:table-column-properties style:column-width="5.886cm" style:rel-column-width="22690*"/>
    </style:style>
    <style:style style:name="Table2.D" style:family="table-column">
      <style:table-column-properties style:column-width="5.209cm" style:rel-column-width="20081*"/>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ller Light" fo:font-size="11pt" fo:font-weight="bold" officeooo:paragraph-rsid="001b926a" style:font-size-asian="11pt" style:font-weight-asian="bold" style:font-name-complex="Arial" style:font-size-complex="11pt"/>
    </style:style>
    <style:style style:name="P2" style:family="paragraph" style:parent-style-name="Standard">
      <style:text-properties style:font-name="Aller Light" fo:font-size="11pt" officeooo:paragraph-rsid="001b926a" style:font-size-asian="11pt" style:font-size-complex="11pt"/>
    </style:style>
    <style:style style:name="P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ller Light" fo:font-size="11pt" officeooo:paragraph-rsid="001b926a" style:font-size-asian="11pt" style:font-size-complex="11pt"/>
    </style:style>
    <style:style style:name="P4" style:family="paragraph" style:parent-style-name="Standard">
      <style:paragraph-properties fo:text-align="center" style:justify-single-word="false"/>
      <style:text-properties style:font-name="Aller Light" fo:font-size="11pt" officeooo:paragraph-rsid="001b926a" style:font-size-asian="11pt" style:font-size-complex="11pt"/>
    </style:style>
    <style:style style:name="P5" style:family="paragraph" style:parent-style-name="Standard">
      <style:text-properties style:font-name="Aller Light" fo:font-size="11pt" officeooo:paragraph-rsid="001c7123" style:font-size-asian="11pt" style:font-size-complex="11pt"/>
    </style:style>
    <style:style style:name="P6" style:family="paragraph" style:parent-style-name="Standard">
      <style:text-properties style:font-name="Aller Light" fo:font-size="11pt" officeooo:paragraph-rsid="00205127" style:font-size-asian="11pt" style:font-size-complex="11pt"/>
    </style:style>
    <style:style style:name="P7" style:family="paragraph" style:parent-style-name="Standard">
      <style:text-properties style:font-name="Aller Light" fo:font-size="11pt" officeooo:paragraph-rsid="00227777" style:font-size-asian="11pt" style:font-size-complex="11pt"/>
    </style:style>
    <style:style style:name="P8" style:family="paragraph" style:parent-style-name="Standard">
      <style:text-properties style:font-name="Aller Light" fo:font-size="11pt" officeooo:paragraph-rsid="002288b6" style:font-size-asian="11pt" style:font-size-complex="11pt"/>
    </style:style>
    <style:style style:name="P9" style:family="paragraph" style:parent-style-name="Standard">
      <style:text-properties style:font-name="Aller Light" fo:font-size="11pt" officeooo:paragraph-rsid="00247af7" style:font-size-asian="11pt" style:font-size-complex="11pt"/>
    </style:style>
    <style:style style:name="P10" style:family="paragraph" style:parent-style-name="Standard">
      <style:text-properties style:font-name="Aller Light" fo:font-size="11pt" officeooo:paragraph-rsid="00248785" style:font-size-asian="11pt" style:font-size-complex="11pt"/>
    </style:style>
    <style:style style:name="P11" style:family="paragraph" style:parent-style-name="Standard">
      <style:text-properties style:font-name="Aller Light" fo:font-size="11pt" officeooo:paragraph-rsid="002531bf" style:font-size-asian="11pt" style:font-size-complex="11pt"/>
    </style:style>
    <style:style style:name="P12" style:family="paragraph" style:parent-style-name="Standard">
      <style:text-properties style:font-name="Aller Light" fo:font-size="11pt" officeooo:paragraph-rsid="001b926a" style:font-size-asian="11pt" style:font-name-complex="Arial" style:font-size-complex="11pt"/>
    </style:style>
    <style:style style:name="P13" style:family="paragraph" style:parent-style-name="Standard">
      <style:text-properties style:font-name="Aller Light" fo:font-size="11pt" officeooo:rsid="001c7123" officeooo:paragraph-rsid="001c7123" style:font-size-asian="11pt" style:font-name-complex="Arial" style:font-size-complex="11pt"/>
    </style:style>
    <style:style style:name="P14" style:family="paragraph" style:parent-style-name="Standard">
      <style:text-properties style:font-name="Aller Light" fo:font-size="11pt" officeooo:paragraph-rsid="001c7123" style:font-size-asian="11pt" style:font-name-complex="Arial" style:font-size-complex="11pt"/>
    </style:style>
    <style:style style:name="P15" style:family="paragraph" style:parent-style-name="Standard">
      <style:text-properties style:font-name="Aller Light" fo:font-size="11pt" officeooo:paragraph-rsid="001eb6dd" style:font-size-asian="11pt" style:font-name-complex="Arial" style:font-size-complex="11pt"/>
    </style:style>
    <style:style style:name="P16" style:family="paragraph" style:parent-style-name="Standard">
      <style:text-properties style:font-name="Aller Light" fo:font-size="11pt" officeooo:paragraph-rsid="00205127" style:font-size-asian="11pt" style:font-name-complex="Arial" style:font-size-complex="11pt"/>
    </style:style>
    <style:style style:name="P17" style:family="paragraph" style:parent-style-name="Standard">
      <style:text-properties style:font-name="Aller Light" fo:font-size="11pt" officeooo:paragraph-rsid="00247af7" style:font-size-asian="11pt" style:font-name-complex="Arial" style:font-size-complex="11pt"/>
    </style:style>
    <style:style style:name="P18" style:family="paragraph" style:parent-style-name="Standard">
      <style:text-properties style:font-name="Aller Light" fo:font-size="11pt" officeooo:paragraph-rsid="00248785" style:font-size-asian="11pt" style:font-name-complex="Arial" style:font-size-complex="11pt"/>
    </style:style>
    <style:style style:name="P19" style:family="paragraph" style:parent-style-name="Standard">
      <style:text-properties style:font-name="Aller Light" fo:font-size="11pt" officeooo:paragraph-rsid="002531bf" style:font-size-asian="11pt" style:font-name-complex="Arial" style:font-size-complex="11pt"/>
    </style:style>
    <style:style style:name="P20" style:family="paragraph" style:parent-style-name="Standard">
      <style:paragraph-properties fo:orphans="0" fo:widows="0"/>
      <style:text-properties style:font-name="Aller Light" fo:font-size="11pt" officeooo:paragraph-rsid="001b926a" style:font-size-asian="11pt" style:font-name-complex="Courier" style:font-size-complex="11pt"/>
    </style:style>
    <style:style style:name="P2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ller Light" fo:font-size="11pt" officeooo:paragraph-rsid="001b926a" style:font-size-asian="11pt" style:font-name-complex="Courier" style:font-size-complex="11pt"/>
    </style:style>
    <style:style style:name="P22" style:family="paragraph" style:parent-style-name="Standard">
      <style:text-properties fo:color="#0000ff" style:font-name="Aller Light" fo:font-size="11pt" officeooo:rsid="001c7123" officeooo:paragraph-rsid="001c7123" style:font-size-asian="11pt" style:font-size-complex="11pt"/>
    </style:style>
    <style:style style:name="P23" style:family="paragraph" style:parent-style-name="Standard">
      <style:text-properties fo:color="#0000ff" style:font-name="Aller Light" fo:font-size="11pt" officeooo:paragraph-rsid="001c7123" style:font-size-asian="11pt" style:font-size-complex="11pt"/>
    </style:style>
    <style:style style:name="P24" style:family="paragraph" style:parent-style-name="Standard">
      <style:text-properties fo:color="#0000ff" style:font-name="Aller Light" fo:font-size="11pt" officeooo:rsid="001eb6dd" officeooo:paragraph-rsid="001eb6dd" style:font-size-asian="11pt" style:font-size-complex="11pt"/>
    </style:style>
    <style:style style:name="P25" style:family="paragraph" style:parent-style-name="Standard">
      <style:text-properties fo:color="#0000ff" style:font-name="Aller Light" fo:font-size="11pt" officeooo:rsid="001eb6dd" officeooo:paragraph-rsid="00205127" style:font-size-asian="11pt" style:font-size-complex="11pt"/>
    </style:style>
    <style:style style:name="P26" style:family="paragraph" style:parent-style-name="Standard">
      <style:text-properties fo:color="#0000ff" style:font-name="Aller Light" fo:font-size="11pt" officeooo:rsid="001eb6dd" officeooo:paragraph-rsid="00227777" style:font-size-asian="11pt" style:font-size-complex="11pt"/>
    </style:style>
    <style:style style:name="P27" style:family="paragraph" style:parent-style-name="Standard">
      <style:text-properties fo:color="#0000ff" style:font-name="Aller Light" fo:font-size="11pt" officeooo:rsid="001eb6dd" officeooo:paragraph-rsid="0021bc94" style:font-size-asian="11pt" style:font-size-complex="11pt"/>
    </style:style>
    <style:style style:name="P28" style:family="paragraph" style:parent-style-name="Standard">
      <style:text-properties fo:color="#0000ff" style:font-name="Aller Light" fo:font-size="11pt" officeooo:rsid="001eb6dd" officeooo:paragraph-rsid="002692ec" style:font-size-asian="11pt" style:font-size-complex="11pt"/>
    </style:style>
    <style:style style:name="P29" style:family="paragraph" style:parent-style-name="Standard">
      <style:text-properties fo:color="#0000ff" style:font-name="Aller Light" fo:font-size="11pt" officeooo:paragraph-rsid="00205127" style:font-size-asian="11pt" style:font-size-complex="11pt"/>
    </style:style>
    <style:style style:name="P30" style:family="paragraph" style:parent-style-name="Standard">
      <style:text-properties fo:color="#0000ff" style:font-name="Aller Light" fo:font-size="11pt" officeooo:rsid="001fe2bf" officeooo:paragraph-rsid="001fe2bf" style:font-size-asian="11pt" style:font-size-complex="11pt"/>
    </style:style>
    <style:style style:name="P31" style:family="paragraph" style:parent-style-name="Standard">
      <style:text-properties fo:color="#0000ff" style:font-name="Aller Light" fo:font-size="11pt" officeooo:rsid="00205127" officeooo:paragraph-rsid="00208a96" style:font-size-asian="11pt" style:font-size-complex="11pt"/>
    </style:style>
    <style:style style:name="P32" style:family="paragraph" style:parent-style-name="Standard">
      <style:text-properties fo:color="#0000ff" style:font-name="Aller Light" fo:font-size="11pt" officeooo:rsid="00205127" officeooo:paragraph-rsid="0021bc94" style:font-size-asian="11pt" style:font-size-complex="11pt"/>
    </style:style>
    <style:style style:name="P33" style:family="paragraph" style:parent-style-name="Standard">
      <style:text-properties fo:color="#0000ff" style:font-name="Aller Light" fo:font-size="11pt" officeooo:rsid="00205127" officeooo:paragraph-rsid="00205127" style:font-size-asian="11pt" style:font-size-complex="11pt"/>
    </style:style>
    <style:style style:name="P34" style:family="paragraph" style:parent-style-name="Standard">
      <style:text-properties fo:color="#0000ff" style:font-name="Aller Light" fo:font-size="11pt" officeooo:rsid="0021bc94" officeooo:paragraph-rsid="0021bc94" style:font-size-asian="11pt" style:font-size-complex="11pt"/>
    </style:style>
    <style:style style:name="P35" style:family="paragraph" style:parent-style-name="Standard">
      <style:text-properties fo:color="#0000ff" style:font-name="Aller Light" fo:font-size="11pt" officeooo:rsid="002288b6" officeooo:paragraph-rsid="002288b6" style:font-size-asian="11pt" style:font-size-complex="11pt"/>
    </style:style>
    <style:style style:name="P36" style:family="paragraph" style:parent-style-name="Standard">
      <style:text-properties fo:color="#0000ff" style:font-name="Aller Light" fo:font-size="11pt" officeooo:paragraph-rsid="00247af7" style:font-size-asian="11pt" style:font-size-complex="11pt"/>
    </style:style>
    <style:style style:name="P37" style:family="paragraph" style:parent-style-name="Standard">
      <style:text-properties fo:color="#0000ff" style:font-name="Aller Light" fo:font-size="11pt" officeooo:paragraph-rsid="00248785" style:font-size-asian="11pt" style:font-size-complex="11pt"/>
    </style:style>
    <style:style style:name="P38" style:family="paragraph" style:parent-style-name="Standard">
      <style:text-properties fo:color="#0000ff" style:font-name="Aller Light" fo:font-size="11pt" officeooo:rsid="00248785" officeooo:paragraph-rsid="00248785" style:font-size-asian="11pt" style:font-size-complex="11pt"/>
    </style:style>
    <style:style style:name="P39" style:family="paragraph" style:parent-style-name="Standard">
      <style:text-properties fo:color="#0000ff" style:font-name="Aller Light" fo:font-size="11pt" officeooo:rsid="00208a96" officeooo:paragraph-rsid="002692ec" style:font-size-asian="11pt" style:font-size-complex="11pt"/>
    </style:style>
    <style:style style:name="P40" style:family="paragraph" style:parent-style-name="Standard">
      <style:text-properties fo:color="#0000ff" style:font-name="Aller Light" fo:font-size="11pt" officeooo:rsid="00208a96" officeooo:paragraph-rsid="002288b6" style:font-size-asian="11pt" style:font-size-complex="11pt"/>
    </style:style>
    <style:style style:name="P41" style:family="paragraph" style:parent-style-name="Standard">
      <style:text-properties fo:color="#0000ff" style:font-name="Aller Light" fo:font-size="11pt" officeooo:rsid="002692ec" officeooo:paragraph-rsid="002692ec" style:font-size-asian="11pt" style:font-size-complex="11pt"/>
    </style:style>
    <style:style style:name="P42" style:family="paragraph" style:parent-style-name="Standard">
      <style:text-properties fo:color="#0000ff" style:font-name="Aller Light" fo:font-size="11pt" officeooo:rsid="001c7123" officeooo:paragraph-rsid="001c7123" style:font-size-asian="11pt" style:font-name-complex="Arial" style:font-size-complex="11pt"/>
    </style:style>
    <style:style style:name="P43" style:family="paragraph" style:parent-style-name="Standard">
      <style:text-properties fo:color="#0000ff" style:font-name="Aller Light" fo:font-size="11pt" officeooo:rsid="001c7123" officeooo:paragraph-rsid="00247af7" style:font-size-asian="11pt" style:font-name-complex="Arial" style:font-size-complex="11pt"/>
    </style:style>
    <style:style style:name="P44" style:family="paragraph" style:parent-style-name="Standard">
      <style:text-properties fo:color="#0000ff" style:font-name="Aller Light" fo:font-size="11pt" officeooo:rsid="001eb6dd" officeooo:paragraph-rsid="001eb6dd" style:font-size-asian="11pt" style:font-name-complex="Arial" style:font-size-complex="11pt"/>
    </style:style>
    <style:style style:name="P45" style:family="paragraph" style:parent-style-name="Standard">
      <style:text-properties fo:color="#0000ff" style:font-name="Aller Light" fo:font-size="11pt" officeooo:rsid="001eb6dd" officeooo:paragraph-rsid="00227777" style:font-size-asian="11pt" style:font-name-complex="Arial" style:font-size-complex="11pt"/>
    </style:style>
    <style:style style:name="P46" style:family="paragraph" style:parent-style-name="Standard">
      <style:text-properties fo:color="#0000ff" style:font-name="Aller Light" fo:font-size="11pt" officeooo:rsid="001eb6dd" officeooo:paragraph-rsid="002692ec" style:font-size-asian="11pt" style:font-name-complex="Arial" style:font-size-complex="11pt"/>
    </style:style>
    <style:style style:name="P47" style:family="paragraph" style:parent-style-name="Standard">
      <style:text-properties fo:color="#0000ff" style:font-name="Aller Light" fo:font-size="11pt" officeooo:rsid="001fe2bf" officeooo:paragraph-rsid="001fe2bf" style:font-size-asian="11pt" style:font-name-complex="Arial" style:font-size-complex="11pt"/>
    </style:style>
    <style:style style:name="P48" style:family="paragraph" style:parent-style-name="Standard">
      <style:text-properties fo:color="#0000ff" style:font-name="Aller Light" fo:font-size="11pt" officeooo:rsid="00205127" officeooo:paragraph-rsid="002288b6" style:font-size-asian="11pt" style:font-name-complex="Arial" style:font-size-complex="11pt"/>
    </style:style>
    <style:style style:name="P49" style:family="paragraph" style:parent-style-name="Standard">
      <style:text-properties fo:color="#0000ff" style:font-name="Aller Light" fo:font-size="11pt" officeooo:rsid="00247af7" officeooo:paragraph-rsid="00247af7" style:font-size-asian="11pt" style:font-name-complex="Arial" style:font-size-complex="11pt"/>
    </style:style>
    <style:style style:name="P50" style:family="paragraph" style:parent-style-name="Standard">
      <style:text-properties fo:color="#0000ff" style:font-name="Aller Light" fo:font-size="11pt" officeooo:paragraph-rsid="001b926a" style:font-size-asian="11pt" style:font-name-complex="Arial" style:font-size-complex="11pt"/>
    </style:style>
    <style:style style:name="P51" style:family="paragraph" style:parent-style-name="Standard">
      <style:text-properties fo:color="#0000ff" style:font-name="Aller Light" fo:font-size="11pt" officeooo:paragraph-rsid="00247af7" style:font-size-asian="11pt" style:font-name-complex="Arial" style:font-size-complex="11pt"/>
    </style:style>
    <style:style style:name="P52" style:family="paragraph" style:parent-style-name="Standard">
      <style:text-properties fo:color="#0000ff" style:font-name="Aller Light" fo:font-size="11pt" officeooo:paragraph-rsid="00248785" style:font-size-asian="11pt" style:font-name-complex="Arial" style:font-size-complex="11pt"/>
    </style:style>
    <style:style style:name="P53" style:family="paragraph" style:parent-style-name="Standard">
      <style:text-properties fo:color="#0000ff" style:font-name="Aller Light" fo:font-size="11pt" officeooo:rsid="00248785" officeooo:paragraph-rsid="00248785" style:font-size-asian="11pt" style:font-name-complex="Arial" style:font-size-complex="11pt"/>
    </style:style>
    <style:style style:name="P54" style:family="paragraph" style:parent-style-name="Standard">
      <style:text-properties fo:color="#0000ff" style:font-name="Aller Light" fo:font-size="11pt" officeooo:rsid="00248785" officeooo:paragraph-rsid="002531bf" style:font-size-asian="11pt" style:font-name-complex="Arial" style:font-size-complex="11pt"/>
    </style:style>
    <style:style style:name="P55" style:family="paragraph" style:parent-style-name="Standard">
      <style:text-properties fo:color="#0000ff" style:font-name="Aller Light" fo:font-size="11pt" officeooo:rsid="0021bc94" officeooo:paragraph-rsid="002692ec" style:font-size-asian="11pt" style:font-name-complex="Arial" style:font-size-complex="11pt"/>
    </style:style>
    <style:style style:name="P56" style:family="paragraph" style:parent-style-name="Standard">
      <style:text-properties fo:color="#0000ff" style:font-name="Aller Light" fo:font-size="11pt" officeooo:rsid="002692ec" officeooo:paragraph-rsid="002692ec" style:font-size-asian="11pt" style:font-name-complex="Arial" style:font-size-complex="11pt"/>
    </style:style>
    <style:style style:name="P57" style:family="paragraph" style:parent-style-name="Standard">
      <style:text-properties fo:color="#0000ff" style:text-position="0% 100%" style:font-name="Aller Light" fo:font-size="11pt" officeooo:rsid="0021bc94" officeooo:paragraph-rsid="0021bc94" style:font-size-asian="11pt" style:font-name-complex="Arial" style:font-size-complex="11pt"/>
    </style:style>
    <style:style style:name="P58" style:family="paragraph" style:parent-style-name="Standard">
      <style:text-properties fo:color="#0000ff" style:text-position="0% 100%" style:font-name="Aller Light" fo:font-size="11pt" officeooo:rsid="00247af7" officeooo:paragraph-rsid="00247af7" style:font-size-asian="11pt" style:font-name-complex="Arial" style:font-size-complex="11pt"/>
    </style:style>
    <style:style style:name="P59" style:family="paragraph" style:parent-style-name="Standard">
      <style:text-properties fo:color="#0000ff" style:text-position="0% 100%" style:font-name="Aller Light" fo:font-size="11pt" officeooo:rsid="00247af7" officeooo:paragraph-rsid="00248785" style:font-size-asian="11pt" style:font-name-complex="Arial" style:font-size-complex="11pt"/>
    </style:style>
    <style:style style:name="P60" style:family="paragraph" style:parent-style-name="Standard">
      <style:text-properties fo:color="#ff0000" style:font-name="Aller Light" fo:font-size="11pt" officeooo:rsid="001eb6dd" officeooo:paragraph-rsid="001eb6dd" style:font-size-asian="11pt" style:font-size-complex="11pt"/>
    </style:style>
    <style:style style:name="P61" style:family="paragraph" style:parent-style-name="Standard">
      <style:text-properties fo:color="#ff0000" style:font-name="Aller Light" fo:font-size="11pt" fo:font-weight="normal" officeooo:rsid="001eb6dd" officeooo:paragraph-rsid="001eb6dd" style:font-size-asian="11pt" style:font-weight-asian="normal" style:font-size-complex="11pt" style:font-weight-complex="normal"/>
    </style:style>
    <style:style style:name="P62" style:family="paragraph" style:parent-style-name="Standard">
      <style:text-properties style:text-position="0% 100%" style:font-name="Aller Light" fo:font-size="11pt" officeooo:rsid="001c7123" officeooo:paragraph-rsid="001c7123" style:font-size-asian="11pt" style:font-size-complex="11pt"/>
    </style:style>
    <style:style style:name="P63" style:family="paragraph" style:parent-style-name="Standard">
      <style:paragraph-properties fo:margin-left="1.27cm" fo:margin-right="0cm" fo:orphans="0" fo:widows="0" fo:text-indent="0cm" style:auto-text-indent="false"/>
      <style:text-properties style:font-name="Aller Light" fo:font-size="11pt" officeooo:paragraph-rsid="001b926a" style:font-size-asian="11pt" style:font-name-complex="Courier" style:font-size-complex="11pt"/>
    </style:style>
    <style:style style:name="P64" style:family="paragraph" style:parent-style-name="Standard">
      <style:paragraph-properties fo:break-before="page"/>
      <style:text-properties style:font-name="Aller Light" fo:font-size="11pt" officeooo:paragraph-rsid="001b926a" style:font-size-asian="11pt" style:font-size-complex="11pt"/>
    </style:style>
    <style:style style:name="P65" style:family="paragraph" style:parent-style-name="Standard">
      <style:paragraph-properties fo:orphans="0" fo:widows="0" fo:break-before="page"/>
      <style:text-properties style:font-name="Aller Light" fo:font-size="11pt" officeooo:paragraph-rsid="001b926a" style:font-size-asian="11pt" style:font-size-complex="11pt"/>
    </style:style>
    <style:style style:name="P66" style:family="paragraph" style:parent-style-name="Table_20_Contents">
      <style:paragraph-properties fo:text-align="center" style:justify-single-word="false"/>
      <style:text-properties style:font-name="Aller Light" fo:font-size="11pt" officeooo:rsid="00208a96" officeooo:paragraph-rsid="002692ec" style:font-size-asian="11pt" style:font-size-complex="11pt"/>
    </style:style>
    <style:style style:name="P67" style:family="paragraph" style:parent-style-name="Table_20_Contents">
      <style:paragraph-properties fo:text-align="center" style:justify-single-word="false"/>
      <style:text-properties style:font-name="Aller Light" fo:font-size="11pt" officeooo:rsid="00227777" officeooo:paragraph-rsid="002692ec" style:font-size-asian="11pt" style:font-size-complex="11pt"/>
    </style:style>
    <style:style style:name="P68" style:family="paragraph" style:parent-style-name="Standard" style:master-page-name="Standard">
      <style:paragraph-properties fo:text-align="center" style:justify-single-word="false" style:page-number="auto"/>
      <style:text-properties style:font-name="Aller Light" fo:font-size="11pt" officeooo:paragraph-rsid="001b926a" style:font-size-asian="11pt" style:font-size-complex="11pt"/>
    </style:style>
    <style:style style:name="P69" style:family="paragraph" style:parent-style-name="Standard">
      <style:text-properties style:font-name="Aller Light" fo:font-size="11pt" officeooo:paragraph-rsid="002692ec" style:font-size-asian="11pt" style:font-size-complex="11pt"/>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name-complex="Courier"/>
    </style:style>
    <style:style style:name="T4" style:family="text">
      <style:text-properties fo:font-weight="bold" style:font-weight-asian="bold" style:font-name-complex="Courier New"/>
    </style:style>
    <style:style style:name="T5" style:family="text">
      <style:text-properties style:font-name-complex="Arial"/>
    </style:style>
    <style:style style:name="T6" style:family="text">
      <style:text-properties officeooo:rsid="001c7123" style:font-name-complex="Arial"/>
    </style:style>
    <style:style style:name="T7" style:family="text">
      <style:text-properties officeooo:rsid="001eb6dd" style:font-name-complex="Arial"/>
    </style:style>
    <style:style style:name="T8" style:family="text">
      <style:text-properties officeooo:rsid="00205127" style:font-name-complex="Arial"/>
    </style:style>
    <style:style style:name="T9" style:family="text">
      <style:text-properties officeooo:rsid="00208a96" style:font-name-complex="Arial"/>
    </style:style>
    <style:style style:name="T10" style:family="text">
      <style:text-properties officeooo:rsid="0021bc94" style:font-name-complex="Arial"/>
    </style:style>
    <style:style style:name="T11" style:family="text">
      <style:text-properties officeooo:rsid="00227777" style:font-name-complex="Arial"/>
    </style:style>
    <style:style style:name="T12" style:family="text">
      <style:text-properties officeooo:rsid="002288b6" style:font-name-complex="Arial"/>
    </style:style>
    <style:style style:name="T13" style:family="text">
      <style:text-properties officeooo:rsid="00247af7" style:font-name-complex="Arial"/>
    </style:style>
    <style:style style:name="T14" style:family="text">
      <style:text-properties officeooo:rsid="00248785" style:font-name-complex="Arial"/>
    </style:style>
    <style:style style:name="T15" style:family="text">
      <style:text-properties officeooo:rsid="002692ec" style:font-name-complex="Arial"/>
    </style:style>
    <style:style style:name="T16" style:family="text">
      <style:text-properties style:font-name-complex="Courier"/>
    </style:style>
    <style:style style:name="T17" style:family="text">
      <style:text-properties style:font-name-complex="Courier New"/>
    </style:style>
    <style:style style:name="T18" style:family="text">
      <style:text-properties style:text-position="sub 58%"/>
    </style:style>
    <style:style style:name="T19" style:family="text">
      <style:text-properties style:text-position="sub 58%" style:font-name-complex="Arial"/>
    </style:style>
    <style:style style:name="T20" style:family="text">
      <style:text-properties style:text-position="sub 58%" officeooo:rsid="00208a96" style:font-name-complex="Arial"/>
    </style:style>
    <style:style style:name="T21" style:family="text">
      <style:text-properties style:text-position="sub 58%" officeooo:rsid="00205127"/>
    </style:style>
    <style:style style:name="T22" style:family="text">
      <style:text-properties style:text-position="sub 58%" fo:font-weight="normal" style:font-weight-asian="normal" style:font-weight-complex="normal"/>
    </style:style>
    <style:style style:name="T23" style:family="text">
      <style:text-properties style:text-position="0% 100%"/>
    </style:style>
    <style:style style:name="T24" style:family="text">
      <style:text-properties style:text-position="0% 100%" style:font-name-complex="Arial"/>
    </style:style>
    <style:style style:name="T25" style:family="text">
      <style:text-properties style:text-position="0% 100%" officeooo:rsid="00208a96" style:font-name-complex="Arial"/>
    </style:style>
    <style:style style:name="T26" style:family="text">
      <style:text-properties style:text-position="0% 100%" officeooo:rsid="00247af7" style:font-name-complex="Arial"/>
    </style:style>
    <style:style style:name="T27" style:family="text">
      <style:text-properties style:text-position="0% 100%" officeooo:rsid="00247af7"/>
    </style:style>
    <style:style style:name="T28" style:family="text">
      <style:text-properties fo:font-weight="normal" style:font-weight-asian="normal" style:font-weight-complex="normal"/>
    </style:style>
    <style:style style:name="T29" style:family="text">
      <style:text-properties fo:font-weight="normal" officeooo:rsid="001c7123" style:font-weight-asian="normal" style:font-weight-complex="normal"/>
    </style:style>
    <style:style style:name="T30" style:family="text">
      <style:text-properties fo:color="#0000ff"/>
    </style:style>
    <style:style style:name="T31" style:family="text">
      <style:text-properties fo:color="#0000ff" officeooo:rsid="001db92b"/>
    </style:style>
    <style:style style:name="T32" style:family="text">
      <style:text-properties fo:color="#0000ff" style:font-name-complex="Arial"/>
    </style:style>
    <style:style style:name="T33" style:family="text">
      <style:text-properties fo:color="#0000ff" officeooo:rsid="00248785" style:font-name-complex="Arial"/>
    </style:style>
    <style:style style:name="T34" style:family="text">
      <style:text-properties fo:color="#0000ff" officeooo:rsid="00247af7"/>
    </style:style>
    <style:style style:name="T35" style:family="text">
      <style:text-properties fo:color="#0000ff" style:text-position="sub 58%" officeooo:rsid="00247af7"/>
    </style:style>
    <style:style style:name="T36" style:family="text">
      <style:text-properties fo:color="#0000ff" style:text-position="0% 100%" officeooo:rsid="00247af7"/>
    </style:style>
    <style:style style:name="T37" style:family="text">
      <style:text-properties fo:color="#0000ff" officeooo:rsid="00248785"/>
    </style:style>
    <style:style style:name="T38" style:family="text">
      <style:text-properties fo:color="#0000ff" officeooo:rsid="002531bf"/>
    </style:style>
    <style:style style:name="T39" style:family="text">
      <style:text-properties officeooo:rsid="001fe2bf"/>
    </style:style>
    <style:style style:name="T40" style:family="text">
      <style:text-properties officeooo:rsid="00205127"/>
    </style:style>
    <style:style style:name="T41" style:family="text">
      <style:text-properties officeooo:rsid="00208a96"/>
    </style:style>
    <style:style style:name="T42" style:family="text">
      <style:text-properties officeooo:rsid="00227777"/>
    </style:style>
    <style:style style:name="T43" style:family="text">
      <style:text-properties style:text-underline-style="solid" style:text-underline-width="auto" style:text-underline-color="font-color" officeooo:rsid="00227777" style:font-name-complex="Arial"/>
    </style:style>
    <style:style style:name="T44" style:family="text">
      <style:text-properties style:text-underline-style="solid" style:text-underline-width="auto" style:text-underline-color="font-color" officeooo:rsid="00205127" style:font-name-complex="Arial"/>
    </style:style>
    <style:style style:name="T45" style:family="text">
      <style:text-properties officeooo:rsid="00247af7"/>
    </style:style>
    <style:style style:name="T46" style:family="text">
      <style:text-properties style:text-position="super 58%"/>
    </style:style>
    <style:style style:name="T47" style:family="text">
      <style:text-properties officeooo:rsid="001c7123"/>
    </style:style>
    <style:style style:name="T48" style:family="text">
      <style:text-properties officeooo:rsid="00248785"/>
    </style:style>
    <style:style style:name="T49" style:family="text">
      <style:text-properties officeooo:rsid="002531bf"/>
    </style:style>
    <style:style style:name="T50" style:family="text">
      <style:text-properties officeooo:rsid="002692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2">CS</text:span><text:bookmark text:name="_GoBack"/><text:span text:style-name="T2"> 6360.002/003 Assignment-5</text:span></text:p>
      <text:p text:style-name="P1"/>
      <text:p text:style-name="P4"><text:span text:style-name="T2">Due Date: </text:span><text:span text:style-name="T5">Nov 17, 2017, 11:59PM</text:span></text:p>
      <text:p text:style-name="P1"/>
      <text:p text:style-name="P2"><text:span text:style-name="T2">1.</text:span><text:span text:style-name="T5"> Consider a disk with block size B=512 bytes. A block pointer is P=6 bytes long, and a record pointer is P R =7 bytes long. A file has r=3000 EMPLOYEE records of fixed-length. Each record has the following fields: NAME (30 bytes), SSN (10 bytes), DEPARTMENTCODE (10 bytes), ADDRESS (30 bytes), PHONE (10 bytes), BIRTHDATE (10 bytes), GENDER (1 byte), JOBCODE (4 bytes), SALARY (4 bytes, real number). An additional byte is used as a deletion marker.</text:span></text:p>
      <text:p text:style-name="P1"/>
      <text:p text:style-name="P12">(a) Calculate the record size R in bytes.</text:p>
      <text:p text:style-name="P13"><text:span text:style-name="T30">Record size = </text:span><text:span text:style-name="T31">30+10+10+30+10+10+1+4+4+1 = </text:span><text:span text:style-name="T30">110 bytes</text:span></text:p>
      <text:p text:style-name="P13"/>
      <text:p text:style-name="P2"><text:span text:style-name="T5">(b) Calculate the blocking factor bfr and the number of file blocks b assuming an unspanned organization. </text:span><text:span text:style-name="T6"><text:s/></text:span></text:p>
      <text:p text:style-name="P42">bfr = floor(512/110) = floor(4.65) = 4 records in a single block {unspanned organization}</text:p>
      <text:p text:style-name="P42">b = 3000/4 = 750</text:p>
      <text:p text:style-name="P12"/>
      <text:p text:style-name="P14">(c) Suppose the file is ordered by the key field SSN and we want to construct a primary index on SSN. Calculate</text:p>
      <text:p text:style-name="P5"/>
      <text:p text:style-name="P5"><text:span text:style-name="T5"><text:tab/>(i) the index blocking factor bfr i;</text:span><text:span text:style-name="T29"> </text:span></text:p>
      <text:p text:style-name="P22"><text:span text:style-name="T28"><text:tab/>index</text:span> record size = SSN + Block Pointer = 10+ 6 = 16 bytes</text:p>
      <text:p text:style-name="P22"><text:tab/>bfr<text:span text:style-name="T18">i</text:span><text:span text:style-name="T23"> = </text:span><text:span text:style-name="T27">floor(</text:span><text:span text:style-name="T23">512/16</text:span><text:span text:style-name="T27">)</text:span><text:span text:style-name="T23"> = 32</text:span></text:p>
      <text:p text:style-name="P62"/>
      <text:p text:style-name="P14"><text:tab/>(ii) the number of first-level index entries and the number of first-level index blocks;</text:p>
      <text:p text:style-name="P22"><text:tab/>No of <text:s/><text:span text:style-name="T5">first-level index entries </text:span><text:span text:style-name="T13">= No of file blocks </text:span><text:span text:style-name="T5">= 750</text:span></text:p>
      <text:p text:style-name="P22"><text:span text:style-name="T5"><text:tab/>No of first-level index blocks = ceil(750/bfr</text:span><text:span text:style-name="T19">i</text:span><text:span text:style-name="T5">) = ceil(750/32) = ceil(23.43) = 24</text:span></text:p>
      <text:p text:style-name="P5"/>
      <text:p text:style-name="P14"><text:tab/>(iii) the number of levels needed if we make it into a multi-level index;</text:p>
      <text:p text:style-name="P22"><text:tab/>b1 = ceil(750/32) = 24</text:p>
      <text:p text:style-name="P22"><text:tab/>b2 = ceil(24/32) = 1</text:p>
      <text:p text:style-name="P42"><text:tab/>No of levels needed = 2</text:p>
      <text:p text:style-name="P13"/>
      <text:p text:style-name="P14"><text:tab/>(iv) the total number of blocks required by the multi-level index; and</text:p>
      <text:p text:style-name="P23"><text:span text:style-name="T6"><text:tab/>T</text:span><text:span text:style-name="T5">otal </text:span><text:span text:style-name="T6">No</text:span><text:span text:style-name="T5"> of blocks required by the multi-level index </text:span><text:span text:style-name="T6">= 24 + 1 = 25 blocks</text:span></text:p>
      <text:p text:style-name="P5"/>
      <text:p text:style-name="P14"><text:tab/>(v) the number of block accesses needed to search for and retrieve a record from the file--<text:tab/>given its SSN value--using the primary index.</text:p>
      <text:p text:style-name="P22"><text:span text:style-name="T5"><text:tab/>No of Block accesses = </text:span><text:span text:style-name="T26">2 + 1 = 3</text:span></text:p>
      <text:p text:style-name="P12"/>
      <text:p text:style-name="P12">(d) Suppose the file is not ordered by the key field SSN and we want to construct a</text:p>
      <text:p text:style-name="P12">secondary index on SSN. Repeat the previous exercise (part c) for the secondary</text:p>
      <text:p text:style-name="P12">index and compare with the primary index.</text:p>
      <text:p text:style-name="P49"><text:tab/>Size of index R<text:span text:style-name="T18">i</text:span><text:span text:style-name="T23"> = 10+6 = 16 bytes</text:span></text:p>
      <text:p text:style-name="P49"><text:tab/><text:tab/></text:p>
      <text:p text:style-name="P49"><text:span text:style-name="T23"><text:tab/>bfr</text:span><text:span text:style-name="T18">i</text:span><text:span text:style-name="T23"> = ceil(512/16) = 32 records per block</text:span></text:p>
      <text:p text:style-name="P49"><text:tab/><text:tab/></text:p>
      <text:p text:style-name="P58"><text:tab/>No of first-level index entries = 3000</text:p>
      <text:p text:style-name="P58"><text:tab/>No of first-level index blocks = ceil(3000/32) = 94 blocks</text:p>
      <text:p text:style-name="P49"/>
      <text:p text:style-name="P58"><text:tab/>No of level needed:</text:p>
      <text:p text:style-name="P49"><text:span text:style-name="T23"><text:tab/><text:tab/>No of 2</text:span><text:span text:style-name="T46">nd</text:span><text:span text:style-name="T23"> level entries = 94</text:span></text:p>
      <text:p text:style-name="P49"><text:span text:style-name="T23"><text:tab/><text:tab/>No of 2</text:span><text:span text:style-name="T46">nd</text:span><text:span text:style-name="T23"> level blocks = ceil(94/32) = 3 blocks<text:tab/></text:span></text:p>
      <text:p text:style-name="P49"><text:soft-page-break/><text:span text:style-name="T23"><text:tab/><text:tab/>No of 3</text:span><text:span text:style-name="T46">rd</text:span><text:span text:style-name="T23"> level entries = 3</text:span></text:p>
      <text:p text:style-name="P49"><text:span text:style-name="T23"><text:tab/><text:tab/>No of 3</text:span><text:span text:style-name="T46">rd</text:span><text:span text:style-name="T23"> level blocks = ceil(3/32) = 1 block</text:span></text:p>
      <text:p text:style-name="P58"><text:tab/>Hence, No of levels needed is 3.</text:p>
      <text:p text:style-name="P58"/>
      <text:p text:style-name="P51"><text:span text:style-name="T47"><text:tab/>T</text:span>otal <text:span text:style-name="T47">No</text:span> of blocks required by the multi-level index <text:span text:style-name="T47">= 94 + 3 + 1 = 98 blocks</text:span></text:p>
      <text:p text:style-name="P51"/>
      <text:p text:style-name="P43"><text:tab/>No of Block accesses = <text:span text:style-name="T45">3</text:span><text:span text:style-name="T27"> + 1 = 4</text:span></text:p>
      <text:p text:style-name="P50"/>
      <text:p text:style-name="P17">(e) Suppose the file is not ordered by the non-key field DEPARTMENTCODE and we want to construct a secondary index on DEPARTMENTCODE using Option 3 of Section 18.1.3, with an extra level of indirection that stores record pointers. </text:p>
      <text:p text:style-name="P17">Assume there are 100 distinct values of DEPARTMENTCODE, and that the EMPLOYEE records are evenly distributed among these values. Calculate </text:p>
      <text:p text:style-name="P59"/>
      <text:p text:style-name="P17"><text:tab/>(i) the index blocking factor bfr<text:span text:style-name="T18">i</text:span>;</text:p>
      <text:p text:style-name="P18"><text:tab/><text:span text:style-name="T34">Size of index R</text:span><text:span text:style-name="T35">i</text:span><text:span text:style-name="T36"> = 10+6 = 16 bytes</text:span></text:p>
      <text:p text:style-name="P2"><text:tab/><text:span text:style-name="T34">bfr</text:span><text:span text:style-name="T35">i</text:span><text:span text:style-name="T36"> = ceil(512/16) = 32 records per block</text:span></text:p>
      <text:p text:style-name="P2"/>
      <text:p text:style-name="P17"><text:tab/>(ii) the number of blocks needed by the level of indirection that stores record pointers;</text:p>
      <text:p text:style-name="P9"><text:tab/><text:span text:style-name="T45">There are 100 distict values of DEPARTMENTCODE,</text:span></text:p>
      <text:p text:style-name="P9"><text:tab/><text:span text:style-name="T34">Average no of records of each value = 3000/100 = 30</text:span></text:p>
      <text:p text:style-name="P36"><text:tab/><text:span text:style-name="T45">Record Pointer = 7 bytes</text:span></text:p>
      <text:p text:style-name="P37"><text:tab/><text:span text:style-name="T48">T</text:span><text:span text:style-name="T5">he </text:span><text:span text:style-name="T14">No</text:span><text:span text:style-name="T5"> of blocks needed by the level of indirection </text:span><text:span text:style-name="T14">= 7 * 30 = 210 bytes</text:span></text:p>
      <text:p text:style-name="P53"><text:tab/>So, 210 bytes fits into one block. And therefore, we would need 100 blocks by the level of <text:tab/>indirection</text:p>
      <text:p text:style-name="P9"/>
      <text:p text:style-name="P17"><text:tab/>(iii) the number of first-level index entries and the number of first-level index blocks;</text:p>
      <text:p text:style-name="P9"><text:tab/><text:span text:style-name="T37">No of first-level entries = 100</text:span></text:p>
      <text:p text:style-name="P36"><text:tab/><text:span text:style-name="T48">No of first-level index blocks = ceil(100/32) = 4 blocks</text:span></text:p>
      <text:p text:style-name="P9"><text:tab/></text:p>
      <text:p text:style-name="P17"><text:tab/>(iv) the number of levels needed if we make it a multi-level index;</text:p>
      <text:p text:style-name="P10"><text:tab/><text:span text:style-name="T37">No of second-level entries = 4</text:span></text:p>
      <text:p text:style-name="P10"><text:span text:style-name="T30"><text:tab/></text:span><text:span text:style-name="T37">No of second-level index blocks = ceil(4/32) = 1 block</text:span></text:p>
      <text:p text:style-name="P38"><text:tab/>No of levels needed to make it a multi-level index = 2</text:p>
      <text:p text:style-name="P9"><text:tab/></text:p>
      <text:p text:style-name="P17"><text:tab/>(v) the total number of blocks required by the multi-level index and the blocks used in the <text:tab/>extra level of indirection; and</text:p>
      <text:p text:style-name="P10"><text:tab/> <text:span text:style-name="T37">T</text:span><text:span text:style-name="T32">he total number of blocks required by the multi-level index </text:span><text:span text:style-name="T33">= 4 + 1 = 5 blocks</text:span></text:p>
      <text:p text:style-name="P53"><text:tab/> The blocks used in the extra level of indirection = 100 + 5 = 105 blocks</text:p>
      <text:p text:style-name="P9"><text:tab/></text:p>
      <text:p text:style-name="P17"><text:tab/>(vi) the approximate number of block accesses needed to search for and retrieve all records <text:tab/>in the file having a specific DEPARTMENTCODE value using the index.</text:p>
      <text:p text:style-name="P9"><text:span text:style-name="T5"><text:tab/></text:span><text:span text:style-name="T33">The No of block accesses = 1 + 2 + 30 (additional block access to retrieve all 3) = 33 block <text:tab/>accesses</text:span></text:p>
      <text:p text:style-name="P17"><text:tab/></text:p>
      <text:p text:style-name="P12">(f) Suppose the file is ordered by the non-key field DEPARTMENTCODE and we want to construct a clustering index on DEPARTMENTCODE that uses block anchors (every new value of DEPARTMENTCODE starts at the beginning of a new block). </text:p>
      <text:p text:style-name="P18">Assume there are 100 distinct values of DEPARTMENTCODE, and that the EMPLOYEE records are evenly distributed among these values. Calculate </text:p>
      <text:p text:style-name="P18"><text:tab/></text:p>
      <text:p text:style-name="P18"><text:tab/>(i) the index blocking factor bfr<text:span text:style-name="T18">i</text:span>;</text:p>
      <text:p text:style-name="P18"><text:tab/><text:span text:style-name="T34">Size of index R</text:span><text:span text:style-name="T35">i</text:span><text:span text:style-name="T36"> = 10+6 = 16 bytes</text:span></text:p>
      <text:p text:style-name="P18"><text:tab/><text:span text:style-name="T34">bfr</text:span><text:span text:style-name="T35">i</text:span><text:span text:style-name="T36"> = ceil(512/16) = 32 records per block</text:span></text:p>
      <text:p text:style-name="P18"><text:soft-page-break/></text:p>
      <text:p text:style-name="P18"><text:tab/>(ii) the number of first-level index entries and the number of first-level index blocks;</text:p>
      <text:p text:style-name="P52"><text:tab/> <text:span text:style-name="T48">No</text:span> of first-level index entries <text:span text:style-name="T48">= 100</text:span></text:p>
      <text:p text:style-name="P52"><text:tab/><text:span text:style-name="T48">No of first-level index blocks = ceil(100/32) = 4 blocks</text:span></text:p>
      <text:p text:style-name="P52"/>
      <text:p text:style-name="P18"><text:tab/>(iii) the number of levels needed if we make it a multi-level index;</text:p>
      <text:p text:style-name="P19"><text:tab/><text:span text:style-name="T37">No of second-level entries = 4</text:span></text:p>
      <text:p text:style-name="P11"><text:span text:style-name="T30"><text:tab/></text:span><text:span text:style-name="T37">No of second-level index blocks = ceil(4/32) = 1 block</text:span></text:p>
      <text:p text:style-name="P54"><text:tab/>No of levels needed to make it a multi-level index = 2</text:p>
      <text:p text:style-name="P18"><text:tab/></text:p>
      <text:p text:style-name="P18"><text:tab/>(iv) the total number of blocks required by the multi-level index; and</text:p>
      <text:p text:style-name="P19"><text:tab/><text:span text:style-name="T37">T</text:span><text:span text:style-name="T30">he total number of blocks required by the multi-level index </text:span><text:span text:style-name="T37">= 4 + 1 = 5 blocks</text:span></text:p>
      <text:p text:style-name="P18"><text:tab/></text:p>
      <text:p text:style-name="P18"><text:tab/>(v) the number of block accesses needed to search for and retrieve all records in the file <text:tab/>having a specific DEPARTMENTCODE value using the clustering index (assume that multiple <text:tab/>blocks in a cluster are either contiguous or linked by pointers).</text:p>
      <text:p text:style-name="P18"><text:tab/><text:span text:style-name="T38">The 30 records can be clustered in ceil(30/4) = 8 blocks</text:span></text:p>
      <text:p text:style-name="P52"><text:tab/><text:span text:style-name="T49">No of total block accesses needed on an average to retrieve all records = 2+8 = 10 </text:span></text:p>
      <text:p text:style-name="P50"><text:tab/></text:p>
      <text:p text:style-name="P12"/>
      <text:p text:style-name="P15">(g) Suppose the file is not ordered by the key field Ssn and we want to construct a B+ tree access structure (index) on SSN. Calculate </text:p>
      <text:p text:style-name="P15">(i) the orders p and p leaf of the B+ tree;</text:p>
      <text:p text:style-name="P24"><text:span text:style-name="T5">Here, <text:tab/>Key field, <text:tab/><text:tab/></text:span><text:span text:style-name="T9">k</text:span><text:span text:style-name="T5"> = 10 bytes</text:span></text:p>
      <text:p text:style-name="P24"><text:span text:style-name="T5"><text:tab/>Block Pointer, <text:tab/><text:tab/></text:span><text:span text:style-name="T9">b</text:span><text:span text:style-name="T5"> = 6 bytes</text:span></text:p>
      <text:p text:style-name="P24"><text:span text:style-name="T5"><text:tab/>Record Pointer, <text:tab/></text:span><text:span text:style-name="T9">r</text:span><text:span text:style-name="T5"> = 7 bytes</text:span></text:p>
      <text:p text:style-name="P24"/>
      <text:p text:style-name="P44">let the Order be 'p' of the B+ tree,</text:p>
      <text:p text:style-name="P29">As internal node of the B+ tree can have up to <text:span text:style-name="T41">n</text:span> tree pointers and <text:span text:style-name="T41">n</text:span>-1 search field values, these must fit into a single block. Hence, we have, </text:p>
      <text:p text:style-name="P29"><text:tab/><text:tab/><text:span text:style-name="T40">(n * b) + (n - 1) * k &lt;= block size</text:span></text:p>
      <text:p text:style-name="P29"><text:tab/><text:tab/>(<text:span text:style-name="T41">n</text:span> * <text:span text:style-name="T40">6</text:span>) + (<text:span text:style-name="T41">n</text:span> - 1) * <text:span text:style-name="T40">10</text:span> &lt;= <text:span text:style-name="T40">512 <text:tab/></text:span></text:p>
      <text:p text:style-name="P33"><text:tab/><text:tab/>16n &lt;= 522</text:p>
      <text:p text:style-name="P24"><text:span text:style-name="T5"><text:tab/><text:tab/></text:span><text:span text:style-name="T9">n</text:span><text:span text:style-name="T5"> &lt;= 52</text:span><text:span text:style-name="T8">2</text:span><text:span text:style-name="T5">/ </text:span><text:span text:style-name="T8">16</text:span><text:span text:style-name="T5"> </text:span></text:p>
      <text:p text:style-name="P24"><text:span text:style-name="T5"><text:tab/><text:tab/></text:span><text:span text:style-name="T9">n</text:span><text:span text:style-name="T5"> &lt;= </text:span><text:span text:style-name="T8">32.62</text:span></text:p>
      <text:p text:style-name="P24"><text:span text:style-name="T5"><text:tab/><text:tab/></text:span><text:span text:style-name="T9">n</text:span><text:span text:style-name="T5"> = </text:span><text:span text:style-name="T8">32</text:span></text:p>
      <text:p text:style-name="P24"/>
      <text:p text:style-name="P31">OR </text:p>
      <text:p text:style-name="P31"/>
      <text:p text:style-name="P32">here, n:= degree of B+ tree which can be calculated if we know maximum no of key a internal node can have. <text:span text:style-name="T39">So, the order of the internal node be 'n'.</text:span> Hence, using the formula:</text:p>
      <text:p text:style-name="P60">(n - 1) k(key size)+ n b(block pointer size) = block size</text:p>
      <text:p text:style-name="P47">(n - 1) 10 + 6n = 512</text:p>
      <text:p text:style-name="P30"><text:span text:style-name="T5">n = 522/16 </text:span><text:span text:style-name="T8">= </text:span><text:span text:style-name="T10">floor(</text:span><text:span text:style-name="T8">32.62</text:span><text:span text:style-name="T10">)</text:span></text:p>
      <text:p text:style-name="P32"><text:span text:style-name="T5">n</text:span><text:span text:style-name="T19">internal</text:span><text:span text:style-name="T24"> = 32 </text:span></text:p>
      <text:p text:style-name="P57">which means that each internal node can hold up to 32 tree pointers, and 31 search key values.</text:p>
      <text:p text:style-name="P24"/>
      <text:p text:style-name="P25">The order of a leaf node in a B+ tree is the maximum number of (value, data record pointer) pairs it can hold. <text:span text:style-name="T39">So, the order of the leaf node be 'n'</text:span></text:p>
      <text:p text:style-name="P25">order of leaf node B+ tree can be determined by formula: </text:p>
      <text:p text:style-name="P61">n * k(key size)+ n* r(record pointer size) + b = block size</text:p>
      <text:p text:style-name="P30">n * k + n * r + b = block size</text:p>
      <text:p text:style-name="P30">n * (10 + 7) + 6 = 512</text:p>
      <text:p text:style-name="P30">n = floor(506/17)</text:p>
      <text:p text:style-name="P30"><text:soft-page-break/>n<text:span text:style-name="T21">leaf</text:span> = 29 </text:p>
      <text:p text:style-name="P34">which means each leaf node can hold up to n<text:span text:style-name="T22">leaf</text:span> = 29 value/data pointer combinations, assuming data pointers are record pointers.</text:p>
      <text:p text:style-name="P27"/>
      <text:p text:style-name="P15">(ii) the number of leaf-level blocks needed if blocks are approximately 69% full (rounded up for convenience);</text:p>
      <text:p text:style-name="P26"><text:span text:style-name="T5">Assuming that each </text:span><text:span text:style-name="T8">leaf-level </text:span><text:span text:style-name="T5">node of the B</text:span><text:span text:style-name="T8">+</text:span><text:span text:style-name="T5"> tree is 69% full, each </text:span><text:span text:style-name="T8">leaf-level</text:span><text:span text:style-name="T5"> node on </text:span><text:span text:style-name="T11">an</text:span><text:span text:style-name="T5"> average will have </text:span></text:p>
      <text:p text:style-name="P26"><text:span text:style-name="T25">n</text:span><text:span text:style-name="T20">leaf</text:span><text:span text:style-name="T5">*0.69 = </text:span><text:span text:style-name="T8">29</text:span><text:span text:style-name="T5">*0.69 = </text:span><text:span text:style-name="T8">20.01 = 20</text:span><text:span text:style-name="T5"> nodes. </text:span></text:p>
      <text:p text:style-name="P26"><text:span text:style-name="T5">Therefore, the tree </text:span><text:span text:style-name="T11">will have approximately</text:span><text:span text:style-name="T5"> </text:span><text:span text:style-name="T44">20 </text:span><text:span text:style-name="T43">data record pointers</text:span><text:span text:style-name="T11"> (</text:span><text:span text:style-name="T9">p</text:span><text:span text:style-name="T20">leaf</text:span><text:span text:style-name="T11">)</text:span><text:span text:style-name="T8">.</text:span></text:p>
      <text:p text:style-name="P45"/>
      <text:p text:style-name="P7"><text:span text:style-name="T5">(iii) the number of levels needed if internal nodes are also 69% full (rounded up for convenience</text:span><text:span text:style-name="T7">);</text:span></text:p>
      <text:p text:style-name="P28"><text:span text:style-name="T5">Assuming that each </text:span><text:span text:style-name="T8">internal </text:span><text:span text:style-name="T5">node of the B</text:span><text:span text:style-name="T8">+</text:span><text:span text:style-name="T5"> tree is 69% full, each </text:span><text:span text:style-name="T8">internal </text:span><text:span text:style-name="T5">node on the average will have </text:span></text:p>
      <text:p text:style-name="P28"><text:span text:style-name="T9">n</text:span><text:span text:style-name="T20">internal</text:span><text:span text:style-name="T5">*0.69 = </text:span><text:span text:style-name="T8">32</text:span><text:span text:style-name="T5">*0.69 = <text:s/></text:span><text:span text:style-name="T8">22.08 = 22 </text:span><text:span text:style-name="T5">nodes. </text:span></text:p>
      <text:p text:style-name="P28"><text:span text:style-name="T5">Therefore, the tree </text:span><text:span text:style-name="T11">will have approximately</text:span><text:span text:style-name="T5"> </text:span><text:span text:style-name="T44">22 </text:span><text:span text:style-name="T43">pointers</text:span><text:span text:style-name="T11"> (</text:span><text:span text:style-name="T9">p</text:span><text:span text:style-name="T20">internal</text:span><text:span text:style-name="T11">), with </text:span><text:span text:style-name="T43">21 values</text:span><text:span text:style-name="T8">. S</text:span><text:span text:style-name="T15">o, </text:span></text:p>
      <text:p text:style-name="P28"/>
      <text:p text:style-name="P56">No of second-level index blocks = 150/22 = 6.81 = 7</text:p>
      <text:p text:style-name="P56">No of thired-level index blocks = 7/22 = 1 block</text:p>
      <text:p text:style-name="P41"/>
      <text:p text:style-name="P41"><text:span text:style-name="T5">Hence, </text:span><text:span text:style-name="T12">No of Levels needed = 3 (not including root)</text:span></text:p>
      <text:p text:style-name="P48"/>
      <text:p text:style-name="P16">(iv) the total number of blocks required by the B+ tree; and</text:p>
      <text:p text:style-name="P6"/>
      <text:p text:style-name="P35">The total number of blocks needed by the B+ Tree = <text:span text:style-name="T50">150 + 7 + 1 = 158</text:span></text:p>
      <text:p text:style-name="P8"/>
      <text:p text:style-name="P16">(v) the number of block accesses needed to search for and retrieve a record from the file --given its SSN value-- using the B+ tree.</text:p>
      <text:p text:style-name="P2"/>
      <text:p text:style-name="P35">The number of block accesses needed = No. of levels of the tree + 1 = 3 + 1 = 4 </text:p>
      <text:p text:style-name="P40"/>
      <text:p text:style-name="P55">------</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6">Root</text:p>
          </table:table-cell>
          <table:table-cell table:style-name="Table2.A1" office:value-type="string">
            <text:p text:style-name="P66">1 node</text:p>
          </table:table-cell>
          <table:table-cell table:style-name="Table2.A1" office:value-type="string">
            <text:p text:style-name="P66">21 entries</text:p>
          </table:table-cell>
          <table:table-cell table:style-name="Table2.D1" office:value-type="string">
            <text:p text:style-name="P66">22 pointers</text:p>
          </table:table-cell>
        </table:table-row>
        <table:table-row>
          <table:table-cell table:style-name="Table2.A2" office:value-type="string">
            <text:p text:style-name="P67">Level 1</text:p>
          </table:table-cell>
          <table:table-cell table:style-name="Table2.A2" office:value-type="string">
            <text:p text:style-name="P67">22 nodes</text:p>
          </table:table-cell>
          <table:table-cell table:style-name="Table2.A2" office:value-type="string">
            <text:p text:style-name="P67">21 * 22 = 462 entries</text:p>
          </table:table-cell>
          <table:table-cell table:style-name="Table2.D2" office:value-type="string">
            <text:p text:style-name="P67">22*22 = 484 pointers</text:p>
          </table:table-cell>
        </table:table-row>
        <table:table-row>
          <table:table-cell table:style-name="Table2.A2" office:value-type="string">
            <text:p text:style-name="P66">Level <text:span text:style-name="T42">2</text:span></text:p>
          </table:table-cell>
          <table:table-cell table:style-name="Table2.A2" office:value-type="string">
            <text:p text:style-name="P67">484 nodes</text:p>
          </table:table-cell>
          <table:table-cell table:style-name="Table2.A2" office:value-type="string">
            <text:p text:style-name="P67">21*484 = 10164 entries</text:p>
          </table:table-cell>
          <table:table-cell table:style-name="Table2.D2" office:value-type="string">
            <text:p text:style-name="P67">22*484 = 10648 pointers</text:p>
          </table:table-cell>
        </table:table-row>
        <table:table-row>
          <table:table-cell table:style-name="Table2.A2" office:value-type="string">
            <text:p text:style-name="P66"><text:span text:style-name="T42">Leaf </text:span>Level </text:p>
          </table:table-cell>
          <table:table-cell table:style-name="Table2.A2" office:value-type="string">
            <text:p text:style-name="P67">10648 nodes</text:p>
          </table:table-cell>
          <table:table-cell table:style-name="Table2.A2" office:value-type="string">
            <text:p text:style-name="P67">20 * 10648 = 212960 record pointers</text:p>
          </table:table-cell>
          <table:table-cell table:style-name="Table2.D2" office:value-type="string">
            <text:p text:style-name="P66"/>
          </table:table-cell>
        </table:table-row>
      </table:table>
      <text:p text:style-name="P39"/>
      <text:p text:style-name="P46"/>
      <text:p text:style-name="P2"/>
      <text:p text:style-name="P2"/>
      <text:p text:style-name="P64"><text:span text:style-name="T1">2.</text:span> <text:s/><text:span text:style-name="T5">A PARTS file with Part# as key field includes records with the following Part# values: 23, 65, 37, 60, 46, 92, 48, 71, 56, 59, 18, 21, 10, 74, 78, 15, 16, 20, 24, 28, 39, 43, 47, 50, 69, 75, 8, 49, 33, 38. Suppose the search field values are inserted in the given order in a B+ tree of order p=4 and p-leaf =4; show how the final tree looks like. </text:span><text:span text:style-name="T2">(20 points)</text:span></text:p>
      <text:p text:style-name="P2"/>
      <text:p text:style-name="P69"/>
      <text:p text:style-name="P65"><text:span text:style-name="T3">3.</text:span><text:span text:style-name="T16"> Optimize the following SQL query on the Company Database to find names of employees earning over $80,000 per year, names of projects in which they work more than 30 hours, where the project is located in Chicago and the manager of the project's controlling department started after January 1, 2009.</text:span></text:p>
      <text:p text:style-name="P20"/>
      <text:p text:style-name="P63"><text:s text:c="3"/>Select Lname, Fname, Pname, Hours</text:p>
      <text:p text:style-name="P63"><text:s text:c="3"/>From <text:s text:c="2"/>Project P, Employee E, Department D, Works_on W</text:p>
      <text:p text:style-name="P63"><text:s text:c="3"/>Where <text:s/>E.Ssn = W.Essn</text:p>
      <text:p text:style-name="P63"><text:s text:c="5"/>and <text:s/>P.Dnum = D.Dnumber</text:p>
      <text:p text:style-name="P63"><text:s text:c="5"/>and <text:s/>W.Pno = P.Pnumber</text:p>
      <text:p text:style-name="P63"><text:s text:c="5"/>and <text:s/>Plocation = 'Chicago'</text:p>
      <text:p text:style-name="P63"><text:s text:c="5"/>and <text:s/>Hours &gt; 30</text:p>
      <text:p text:style-name="P63"><text:s text:c="5"/>and <text:s/>Salary &gt; 80000</text:p>
      <text:p text:style-name="P63"><text:s text:c="5"/>and <text:s/>Mgr_start_date &gt;= '1/1/2009'</text:p>
      <text:p text:style-name="P21"/>
      <text:p text:style-name="P21"/>
      <text:p text:style-name="P21"/>
      <text:p text:style-name="P21"/>
      <text:p text:style-name="P3"><text:span text:style-name="T16">Show the final query tree.</text:span><text:span text:style-name="T17"> <text:s/></text:span><text:span text:style-name="T4"><text:s/>(10 point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ller Light" svg:font-family="'Aller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svg:font-family="Courier"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1:27:43.224689315</meta:creation-date>
    <dc:date>2017-11-29T23:09:45.237211812</dc:date>
    <meta:editing-duration>PT14S</meta:editing-duration>
    <meta:editing-cycles>5</meta:editing-cycles>
    <meta:generator>LibreOffice/4.2.8.2$Linux_X86_64 LibreOffice_project/420m0$Build-2</meta:generator>
    <meta:document-statistic meta:table-count="1" meta:image-count="0" meta:object-count="0" meta:page-count="6" meta:paragraph-count="159" meta:word-count="1801" meta:character-count="9463" meta:non-whitespace-character-count="7628"/>
  </office:meta>
</office:document-meta>
</file>